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85mm"/>
    </style:style>
    <style:style style:name="co2" style:family="table-column">
      <style:table-column-properties fo:break-before="auto" style:column-width="29.4mm"/>
    </style:style>
    <style:style style:name="co3" style:family="table-column">
      <style:table-column-properties fo:break-before="auto" style:column-width="19.69mm"/>
    </style:style>
    <style:style style:name="co4" style:family="table-column">
      <style:table-column-properties fo:break-before="auto" style:column-width="38.75mm"/>
    </style:style>
    <style:style style:name="co5" style:family="table-column">
      <style:table-column-properties fo:break-before="auto" style:column-width="35.4mm"/>
    </style:style>
    <style:style style:name="co6" style:family="table-column">
      <style:table-column-properties fo:break-before="auto" style:column-width="37.57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1.57mm"/>
    </style:style>
    <style:style style:name="co9" style:family="table-column">
      <style:table-column-properties fo:break-before="auto" style:column-width="25.86mm"/>
    </style:style>
    <style:style style:name="co10" style:family="table-column">
      <style:table-column-properties fo:break-before="auto" style:column-width="15.7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text-underline-style="none"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open_rad_detecto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 table:number-columns-spanned="5" table:number-rows-spanned="1">
            <text:p>open-radiation-detector/Detector_PCB_0.9/open_rad_detector.sch</text:p>
          </table:table-cell>
          <table:covered-table-cell table:number-columns-repeated="4"/>
          <table:table-cell table:number-columns-repeated="6"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 table:number-columns-spanned="5" table:number-rows-spanned="1">
            <text:p>Open Radiation Detector</text:p>
          </table:table-cell>
          <table:covered-table-cell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Revision</text:p>
          </table:table-cell>
          <table:table-cell office:value-type="float" office:value="0.9" calcext:value-type="float">
            <text:p>0,9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 table:number-columns-spanned="5" table:number-rows-spanned="1">
            <text:p>Author: Carlos Garcia Saura</text:p>
          </table:table-cell>
          <table:covered-table-cell table:number-columns-repeated="4"/>
          <table:table-cell table:number-columns-repeated="6"/>
        </table:table-row>
        <table:table-row table:style-name="ro1">
          <table:table-cell/>
          <table:table-cell office:value-type="string" calcext:value-type="string" table:number-columns-spanned="5" table:number-rows-spanned="1">
            <text:p>License: Creative Commons Attribution-ShareAlike 4.0 International</text:p>
          </table:table-cell>
          <table:covered-table-cell table:number-columns-repeated="4"/>
          <table:table-cell table:number-columns-repeated="6"/>
        </table:table-row>
        <table:table-row table:style-name="ro1">
          <table:table-cell/>
          <table:table-cell office:value-type="string" calcext:value-type="string" table:number-columns-spanned="5" table:number-rows-spanned="1">
            <text:p>https://creativecommons.org/licenses/by-sa/4.0/</text:p>
          </table:table-cell>
          <table:covered-table-cell table:number-columns-repeated="4"/>
          <table:table-cell table:number-columns-repeated="6"/>
        </table:table-row>
        <table:table-row table:style-name="ro1">
          <table:table-cell/>
          <table:table-cell office:value-type="string" calcext:value-type="string" table:number-columns-spanned="5" table:number-rows-spanned="1">
            <text:p>https://hackaday.io/project/27508-open-radiation-detector/</text:p>
          </table:table-cell>
          <table:covered-table-cell table:number-columns-repeated="4"/>
          <table:table-cell office:value-type="string" calcext:value-type="string">
            <text:p>Total cost:</text:p>
          </table:table-cell>
          <table:table-cell table:formula="of:=ROUNDUP(SUM([.H13:.H42]))" office:value-type="float" office:value="14" calcext:value-type="float">
            <text:p>14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(bulk would be cheaper)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Library</text:p>
          </table:table-cell>
          <table:table-cell table:style-name="ce1" office:value-type="string" calcext:value-type="string">
            <text:p>Library Ref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Product ID</text:p>
          </table:table-cell>
          <table:table-cell table:style-name="ce1" office:value-type="string" calcext:value-type="string">
            <text:p>Provider</text:p>
          </table:table-cell>
          <table:table-cell table:style-name="ce4" office:value-type="string" calcext:value-type="string">
            <text:p>€/pc (17 oct 2017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Outer_Shield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F_Shield_One_Piece</text:p>
          </table:table-cell>
          <table:table-cell office:value-type="string" calcext:value-type="string">
            <text:p>Laird</text:p>
          </table:table-cell>
          <table:table-cell table:style-name="ce2" office:value-type="string" calcext:value-type="string">
            <text:p>BMI-S-107</text:p>
          </table:table-cell>
          <table:table-cell office:value-type="string" calcext:value-type="string">
            <text:p><text:a xlink:href="http://www.mouser.es/ProductDetail/Laird/BMI-S-107/?qs=5UmOb8GQ3yLqc%2FnmGxIDzQ%3D%3D" xlink:type="simple">http://www.mouser.es/ProductDetail/Laird/BMI-S-107/?qs=5UmOb8GQ3yLqc%2FnmGxIDzQ%3D%3D</text:a> </text:p>
          </table:table-cell>
          <table:table-cell office:value-type="float" office:value="3.9" calcext:value-type="float">
            <text:p>3,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Z1</text:p>
          </table:table-cell>
          <table:table-cell office:value-type="string" calcext:value-type="string">
            <text:p>Buzzer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Buzzer</text:p>
          </table:table-cell>
          <table:table-cell office:value-type="string" calcext:value-type="string">
            <text:p>Buzzer is not working yet. Please wait for the next version.</text:p>
          </table:table-cell>
          <table:table-cell table:style-name="ce2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(link pending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VJ1206V106ZXQTW1BC</text:p>
          </table:table-cell>
          <table:table-cell office:value-type="string" calcext:value-type="string">
            <text:p><text:a xlink:href="http://www.mouser.es/ProductDetail/Vishay-Vitramon/VJ1206V106ZXQTW1BC/?qs=DuJGCc1rRdTfUSwbrOLWgg" xlink:type="simple">http://www.mouser.es/ProductDetail/Vishay-Vitramon/VJ1206V106ZXQTW1BC/?qs=DuJGCc1rRdTfUSwbrOLWgg</text:a>== </text:p>
          </table:table-cell>
          <table:table-cell office:value-type="float" office:value="0.085" calcext:value-type="float">
            <text:p>0,085</text:p>
          </table:table-cell>
          <table:table-cell office:value-type="string" calcext:value-type="string">
            <text:p>(any other compatible is OK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ishay</text:p>
          </table:table-cell>
          <table:table-cell table:style-name="ce2" office:value-type="string" calcext:value-type="string">
            <text:p>VJ0805Y104JXXAC</text:p>
          </table:table-cell>
          <table:table-cell office:value-type="string" calcext:value-type="string">
            <text:p><text:a xlink:href="http://www.mouser.es/ProductDetail/Vishay/VJ0805Y104JXXAC/?qs=%2Fha2pyFaduhF2nQ94KIYvbr7HECSzlgHhUvG0Weymxx3QDZmpJGQdw%3D%3D" xlink:type="simple">http://www.mouser.es/ProductDetail/Vishay/VJ0805Y104JXXAC/?qs=%2fha2pyFaduhF2nQ94KIYvbr7HECSzlgHhUvG0Weymxx3QDZmpJGQdw%3d%3d</text:a> </text:p>
          </table:table-cell>
          <table:table-cell office:value-type="float" office:value="0.085" calcext:value-type="float">
            <text:p>0,085</text:p>
          </table:table-cell>
          <table:table-cell office:value-type="string" calcext:value-type="string">
            <text:p>(any other compatible is OK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VJ1206V106ZXQTW1BC</text:p>
          </table:table-cell>
          <table:table-cell office:value-type="string" calcext:value-type="string">
            <text:p><text:a xlink:href="http://www.mouser.es/ProductDetail/Vishay-Vitramon/VJ1206V106ZXQTW1BC/?qs=DuJGCc1rRdTfUSwbrOLWgg" xlink:type="simple">http://www.mouser.es/ProductDetail/Vishay-Vitramon/VJ1206V106ZXQTW1BC/?qs=DuJGCc1rRdTfUSwbrOLWgg</text:a>== </text:p>
          </table:table-cell>
          <table:table-cell office:value-type="float" office:value="0.085" calcext:value-type="float">
            <text:p>0,085</text:p>
          </table:table-cell>
          <table:table-cell office:value-type="string" calcext:value-type="string">
            <text:p>(any other compatible is OK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ishay</text:p>
          </table:table-cell>
          <table:table-cell table:style-name="ce2" office:value-type="string" calcext:value-type="string">
            <text:p>VJ0805Y104JXXAC</text:p>
          </table:table-cell>
          <table:table-cell office:value-type="string" calcext:value-type="string">
            <text:p><text:a xlink:href="http://www.mouser.es/ProductDetail/Vishay/VJ0805Y104JXXAC/?qs=%2Fha2pyFaduhF2nQ94KIYvbr7HECSzlgHhUvG0Weymxx3QDZmpJGQdw%3D%3D" xlink:type="simple">http://www.mouser.es/ProductDetail/Vishay/VJ0805Y104JXXAC/?qs=%2fha2pyFaduhF2nQ94KIYvbr7HECSzlgHhUvG0Weymxx3QDZmpJGQdw%3d%3d</text:a> </text:p>
          </table:table-cell>
          <table:table-cell office:value-type="float" office:value="0.085" calcext:value-type="float">
            <text:p>0,085</text:p>
          </table:table-cell>
          <table:table-cell office:value-type="string" calcext:value-type="string">
            <text:p>(any other compatible is OK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ite-On</text:p>
          </table:table-cell>
          <table:table-cell table:style-name="ce2" office:value-type="string" calcext:value-type="string">
            <text:p>LTST-C150GKT</text:p>
          </table:table-cell>
          <table:table-cell office:value-type="string" calcext:value-type="string">
            <text:p><text:a xlink:href="https://www.mouser.es/ProductDetail/Lite-On/LTST-C150GKT/?qs=sGAEpiMZZMseGfSY3csMke%2FnParZqv6aa7nN5OY2060%3D" xlink:type="simple">https://www.mouser.es/ProductDetail/Lite-On/LTST-C150GKT/?qs=sGAEpiMZZMseGfSY3csMke%2fnParZqv6aa7nN5OY2060%3d</text:a> </text:p>
          </table:table-cell>
          <table:table-cell office:value-type="float" office:value="0.315" calcext:value-type="float">
            <text:p>0,315</text:p>
          </table:table-cell>
          <table:table-cell office:value-type="string" calcext:value-type="string">
            <text:p>(any other compatible is OK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VX</text:p>
          </table:table-cell>
          <table:table-cell table:style-name="ce2" office:value-type="string" calcext:value-type="string">
            <text:p>SD1206S040S0R5</text:p>
          </table:table-cell>
          <table:table-cell office:value-type="string" calcext:value-type="string">
            <text:p><text:a xlink:href="http://www.mouser.es/ProductDetail/AVX/SD1206S040S0R5/?qs=sGAEpiMZZMtQ8nqTKtFS%2FB%252bvZQIExTNL4E3EtsPoNe8%3D" xlink:type="simple">http://www.mouser.es/ProductDetail/AVX/SD1206S040S0R5/?qs=sGAEpiMZZMtQ8nqTKtFS%2fB%252bvZQIExTNL4E3EtsPoNe8%3d</text:a> </text:p>
          </table:table-cell>
          <table:table-cell office:value-type="float" office:value="0.349" calcext:value-type="float">
            <text:p>0,349</text:p>
          </table:table-cell>
          <table:table-cell office:value-type="string" calcext:value-type="string">
            <text:p>(any other compatible is OK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AVX</text:p>
          </table:table-cell>
          <table:table-cell table:style-name="ce2" office:value-type="float" office:value="709176001511006" calcext:value-type="float">
            <text:p>709176001511006</text:p>
          </table:table-cell>
          <table:table-cell office:value-type="string" calcext:value-type="string">
            <text:p><text:a xlink:href="http://www.mouser.es/Search/ProductDetail.aspx?R=709176001511006virtualkey58120000virtualkey581-709176001511006" xlink:type="simple">http://www.mouser.es/Search/ProductDetail.aspx?R=709176001511006virtualkey58120000virtualkey581-709176001511006</text:a> </text:p>
          </table:table-cell>
          <table:table-cell office:value-type="float" office:value="0.179" calcext:value-type="float">
            <text:p>0,179</text:p>
          </table:table-cell>
          <table:table-cell office:value-type="string" calcext:value-type="string">
            <text:p>Another option:</text:p>
          </table:table-cell>
          <table:table-cell office:value-type="string" calcext:value-type="string">
            <text:p>Mill-Max</text:p>
          </table:table-cell>
          <table:table-cell office:value-type="string" calcext:value-type="string">
            <text:p><text:a xlink:href="http://www.mouser.es/Search/ProductDetail.aspx?R=1944-0-00-15-00-00-03-0virtualkey57510000virtualkey575-1944000150000030" xlink:type="simple">http://www.mouser.es/Search/ProductDetail.aspx?R=1944-0-00-15-00-00-03-0virtualkey57510000virtualkey575-1944000150000030</text:a> </text:p>
          </table:table-cell>
          <table:table-cell office:value-type="string" calcext:value-type="string">
            <text:p>1944-0-00-15-00-00-03-0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Batt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Keystone Electronics</text:p>
          </table:table-cell>
          <table:table-cell table:style-name="ce2" office:value-type="string" calcext:value-type="string">
            <text:p>82</text:p>
          </table:table-cell>
          <table:table-cell office:value-type="string" calcext:value-type="string">
            <text:p><text:a xlink:href="http://www.mouser.es/Search/ProductDetail.aspx?R=82virtualkey53400000virtualkey534-082" xlink:type="simple">http://www.mouser.es/Search/ProductDetail.aspx?R=82virtualkey53400000virtualkey534-082</text:a> </text:p>
          </table:table-cell>
          <table:table-cell table:formula="of:=0.38*2" office:value-type="float" office:value="0.76" calcext:value-type="float">
            <text:p>0,76</text:p>
          </table:table-cell>
          <table:table-cell office:value-type="string" calcext:value-type="string">
            <text:p>Need to buy 2 (two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6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Any connector of your choi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FMMT734</text:p>
          </table:table-cell>
          <table:table-cell office:value-type="string" calcext:value-type="string">
            <text:p>transistors</text:p>
          </table:table-cell>
          <table:table-cell office:value-type="string" calcext:value-type="string">
            <text:p>BC858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FMMT734</text:p>
          </table:table-cell>
          <table:table-cell office:value-type="string" calcext:value-type="string">
            <text:p><text:a xlink:href="http://www.mouser.es/ProductDetail/Diodes-Incorporated/FMMT734TA/?qs=%2Fha2pyFadug6uTT9Cq2guAtmPmC%252buw3ieNAGuXKYi7Y%3D" xlink:type="simple">http://www.mouser.es/ProductDetail/Diodes-Incorporated/FMMT734TA/?qs=%2fha2pyFadug6uTT9Cq2guAtmPmC%252buw3ieNAGuXKYi7Y%3d</text:a> </text:p>
          </table:table-cell>
          <table:table-cell office:value-type="float" office:value="0.476" calcext:value-type="float">
            <text:p>0,4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FMMT734</text:p>
          </table:table-cell>
          <table:table-cell office:value-type="string" calcext:value-type="string">
            <text:p>transistors</text:p>
          </table:table-cell>
          <table:table-cell office:value-type="string" calcext:value-type="string">
            <text:p>BC858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FMMT735</text:p>
          </table:table-cell>
          <table:table-cell office:value-type="string" calcext:value-type="string">
            <text:p><text:a xlink:href="http://www.mouser.es/ProductDetail/Diodes-Incorporated/FMMT734TA/?qs=%2Fha2pyFadug6uTT9Cq2guAtmPmC%252buw3ieNAGuXKYi7Y%3D" xlink:type="simple">http://www.mouser.es/ProductDetail/Diodes-Incorporated/FMMT734TA/?qs=%2fha2pyFadug6uTT9Cq2guAtmPmC%252buw3ieNAGuXKYi7Y%3d</text:a> </text:p>
          </table:table-cell>
          <table:table-cell office:value-type="float" office:value="0.476" calcext:value-type="float">
            <text:p>0,4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ishay</text:p>
          </table:table-cell>
          <table:table-cell table:style-name="ce2" office:value-type="string" calcext:value-type="string">
            <text:p>CRCW120610M0FKEA</text:p>
          </table:table-cell>
          <table:table-cell office:value-type="string" calcext:value-type="string">
            <text:p><text:a xlink:href="http://www.mouser.es/ProductDetail/Vishay/CRCW120610M0FKEA/?qs=sGAEpiMZZMu61qfTUdNhG2DpbjADlD3G4GlZK7F654o%3D" xlink:type="simple">http://www.mouser.es/ProductDetail/Vishay/CRCW120610M0FKEA/?qs=sGAEpiMZZMu61qfTUdNhG2DpbjADlD3G4GlZK7F654o%3d</text:a> </text:p>
          </table:table-cell>
          <table:table-cell office:value-type="float" office:value="0.085" calcext:value-type="float">
            <text:p>0,085</text:p>
          </table:table-cell>
          <table:table-cell office:value-type="string" calcext:value-type="string">
            <text:p>(any other compatible is OK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ishay</text:p>
          </table:table-cell>
          <table:table-cell table:style-name="ce2" office:value-type="string" calcext:value-type="string">
            <text:p>CRCW120610M0FKEA</text:p>
          </table:table-cell>
          <table:table-cell office:value-type="string" calcext:value-type="string">
            <text:p><text:a xlink:href="http://www.mouser.es/ProductDetail/Vishay/CRCW120610M0FKEA/?qs=sGAEpiMZZMu61qfTUdNhG2DpbjADlD3G4GlZK7F654o%3D" xlink:type="simple">http://www.mouser.es/ProductDetail/Vishay/CRCW120610M0FKEA/?qs=sGAEpiMZZMu61qfTUdNhG2DpbjADlD3G4GlZK7F654o%3d</text:a> </text:p>
          </table:table-cell>
          <table:table-cell office:value-type="float" office:value="0.085" calcext:value-type="float">
            <text:p>0,085</text:p>
          </table:table-cell>
          <table:table-cell office:value-type="string" calcext:value-type="string">
            <text:p>(any other compatible is OK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R_G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ishay</text:p>
          </table:table-cell>
          <table:table-cell table:style-name="ce2" office:value-type="string" calcext:value-type="string">
            <text:p>CRCW08051K00FKEA</text:p>
          </table:table-cell>
          <table:table-cell office:value-type="string" calcext:value-type="string">
            <text:p><text:a xlink:href="http://www.mouser.es/ProductDetail/Vishay/CRCW08051K00FKEA/?qs=sGAEpiMZZMu61qfTUdNhG2DpbjADlD3GcHbGwBGgzyI%3D" xlink:type="simple">http://www.mouser.es/ProductDetail/Vishay/CRCW08051K00FKEA/?qs=sGAEpiMZZMu61qfTUdNhG2DpbjADlD3GcHbGwBGgzyI%3d</text:a> </text:p>
          </table:table-cell>
          <table:table-cell office:value-type="float" office:value="0.085" calcext:value-type="float">
            <text:p>0,085</text:p>
          </table:table-cell>
          <table:table-cell office:value-type="string" calcext:value-type="string">
            <text:p>(any other compatible is OK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R_LED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ishay</text:p>
          </table:table-cell>
          <table:table-cell table:style-name="ce2" office:value-type="string" calcext:value-type="string">
            <text:p>CRCW0805330RFKEB </text:p>
          </table:table-cell>
          <table:table-cell office:value-type="string" calcext:value-type="string">
            <text:p><text:a xlink:href="https://www.mouser.es/Search/ProductDetail.aspx?R=CRCW0805330RFKEBvirtualkey61300000virtualkey71-CRCW0805330RFKEB" xlink:type="simple">https://www.mouser.es/Search/ProductDetail.aspx?R=CRCW0805330RFKEBvirtualkey61300000virtualkey71-CRCW0805330RFKEB</text:a> </text:p>
          </table:table-cell>
          <table:table-cell office:value-type="float" office:value="0.085" calcext:value-type="float">
            <text:p>0,085</text:p>
          </table:table-cell>
          <table:table-cell office:value-type="string" calcext:value-type="string">
            <text:p>(any other compatible is OK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ishay</text:p>
          </table:table-cell>
          <table:table-cell table:style-name="ce2" office:value-type="string" calcext:value-type="string">
            <text:p>CRCW120610M0FKEA</text:p>
          </table:table-cell>
          <table:table-cell office:value-type="string" calcext:value-type="string">
            <text:p><text:a xlink:href="http://www.mouser.es/ProductDetail/Vishay/CRCW120610M0FKEA/?qs=sGAEpiMZZMu61qfTUdNhG2DpbjADlD3G4GlZK7F654o%3D" xlink:type="simple">http://www.mouser.es/ProductDetail/Vishay/CRCW120610M0FKEA/?qs=sGAEpiMZZMu61qfTUdNhG2DpbjADlD3G4GlZK7F654o%3d</text:a> </text:p>
          </table:table-cell>
          <table:table-cell office:value-type="float" office:value="0.085" calcext:value-type="float">
            <text:p>0,085</text:p>
          </table:table-cell>
          <table:table-cell office:value-type="string" calcext:value-type="string">
            <text:p>(any other compatible is OK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V1</text:p>
          </table:table-cell>
          <table:table-cell office:value-type="string" calcext:value-type="string">
            <text:p>R_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Piher</text:p>
          </table:table-cell>
          <table:table-cell table:style-name="ce2" office:value-type="string" calcext:value-type="string">
            <text:p>PT10MV10-104A2020</text:p>
          </table:table-cell>
          <table:table-cell office:value-type="string" calcext:value-type="string">
            <text:p><text:a xlink:href="http://www.mouser.es/Search/ProductDetail.aspx?R=PT10MV10-104A2020virtualkey53100000virtualkey531-PT10MV100K" xlink:type="simple">http://www.mouser.es/Search/ProductDetail.aspx?R=PT10MV10-104A2020virtualkey53100000virtualkey531-PT10MV100K</text:a> </text:p>
          </table:table-cell>
          <table:table-cell office:value-type="float" office:value="0.518" calcext:value-type="float">
            <text:p>0,5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V1 knob</text:p>
          </table:table-cell>
          <table:table-cell office:value-type="string" calcext:value-type="string">
            <text:p>Plastic knob for RV1 potentiometer</text:p>
          </table:table-cell>
          <table:table-cell table:number-columns-repeated="2"/>
          <table:table-cell office:value-type="string" calcext:value-type="string">
            <text:p>Piher</text:p>
          </table:table-cell>
          <table:table-cell table:style-name="ce2" office:value-type="string" calcext:value-type="string">
            <text:p>XBOPL5034CR</text:p>
          </table:table-cell>
          <table:table-cell office:value-type="string" calcext:value-type="string">
            <text:p><text:a xlink:href="http://www.mouser.es/Search/ProductDetail.aspx?R=XBOPL5034CRvirtualkey53100000virtualkey531-XBOPL5034CR" xlink:type="simple">http://www.mouser.es/Search/ProductDetail.aspx?R=XBOPL5034CRvirtualkey53100000virtualkey531-XBOPL5034CR</text:a> </text:p>
          </table:table-cell>
          <table:table-cell office:value-type="float" office:value="0.227" calcext:value-type="float">
            <text:p>0,227</text:p>
          </table:table-cell>
          <table:table-cell office:value-type="string" calcext:value-type="string">
            <text:p>Hand mounted on potentiome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witches</text:p>
          </table:table-cell>
          <table:table-cell office:value-type="string" calcext:value-type="string">
            <text:p>SW_SPDT</text:p>
          </table:table-cell>
          <table:table-cell office:value-type="string" calcext:value-type="string">
            <text:p>C&amp;K Components</text:p>
          </table:table-cell>
          <table:table-cell table:style-name="ce2" office:value-type="string" calcext:value-type="string">
            <text:p>JS202011SCQN</text:p>
          </table:table-cell>
          <table:table-cell office:value-type="string" calcext:value-type="string">
            <text:p><text:a xlink:href="http://www.mouser.es/ProductDetail/CK-Components/JS202011SCQN/?qs=sGAEpiMZZMtHXLepoqNyVVoF19TbJQED2X%252bXJwW5kR8%3D" xlink:type="simple">http://www.mouser.es/ProductDetail/CK-Components/JS202011SCQN/?qs=sGAEpiMZZMtHXLepoqNyVVoF19TbJQED2X%252bXJwW5kR8%3d</text:a> </text:p>
          </table:table-cell>
          <table:table-cell office:value-type="float" office:value="0.374" calcext:value-type="float">
            <text:p>0,3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BUZZER</text:p>
          </table:table-cell>
          <table:table-cell office:value-type="string" calcext:value-type="string">
            <text:p>switches</text:p>
          </table:table-cell>
          <table:table-cell office:value-type="string" calcext:value-type="string">
            <text:p>SW_SPDT</text:p>
          </table:table-cell>
          <table:table-cell office:value-type="string" calcext:value-type="string">
            <text:p>C&amp;K Components</text:p>
          </table:table-cell>
          <table:table-cell table:style-name="ce2" office:value-type="string" calcext:value-type="string">
            <text:p>JS202011SCQN</text:p>
          </table:table-cell>
          <table:table-cell office:value-type="string" calcext:value-type="string">
            <text:p><text:a xlink:href="http://www.mouser.es/ProductDetail/CK-Components/JS202011SCQN/?qs=sGAEpiMZZMtHXLepoqNyVVoF19TbJQED2X%252bXJwW5kR8%3D" xlink:type="simple">http://www.mouser.es/ProductDetail/CK-Components/JS202011SCQN/?qs=sGAEpiMZZMtHXLepoqNyVVoF19TbJQED2X%252bXJwW5kR8%3d</text:a> </text:p>
          </table:table-cell>
          <table:table-cell office:value-type="float" office:value="0.374" calcext:value-type="float">
            <text:p>0,3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LD1117S50TR</text:p>
          </table:table-cell>
          <table:table-cell office:value-type="string" calcext:value-type="string">
            <text:p>regul</text:p>
          </table:table-cell>
          <table:table-cell office:value-type="string" calcext:value-type="string">
            <text:p>LD1117S50TR</text:p>
          </table:table-cell>
          <table:table-cell office:value-type="string" calcext:value-type="string">
            <text:p>STMicroelectronics</text:p>
          </table:table-cell>
          <table:table-cell table:style-name="ce2" office:value-type="string" calcext:value-type="string">
            <text:p>LD1117S50TR </text:p>
          </table:table-cell>
          <table:table-cell office:value-type="string" calcext:value-type="string">
            <text:p><text:a xlink:href="http://www.mouser.es/ProductDetail/STMicroelectronics/LD1117S50TR/?qs=%2Fha2pyFaduhsD4GGzefdl6WTI0qrjCYfU6sEeaF5nYQ%3D" xlink:type="simple">http://www.mouser.es/ProductDetail/STMicroelectronics/LD1117S50TR/?qs=%2fha2pyFaduhsD4GGzefdl6WTI0qrjCYfU6sEeaF5nYQ%3d</text:a> </text:p>
          </table:table-cell>
          <table:table-cell office:value-type="float" office:value="0.383" calcext:value-type="float">
            <text:p>0,3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2</text:p>
          </table:table-cell>
          <table:table-cell table:number-columns-repeated="3" office:value-type="string" calcext:value-type="string">
            <text:p>MCP6N11</text:p>
          </table:table-cell>
          <table:table-cell office:value-type="string" calcext:value-type="string">
            <text:p>Microchip Technology</text:p>
          </table:table-cell>
          <table:table-cell table:style-name="ce2" office:value-type="string" calcext:value-type="string">
            <text:p>MCP6N11-010E/SN </text:p>
          </table:table-cell>
          <table:table-cell office:value-type="string" calcext:value-type="string">
            <text:p><text:a xlink:href="http://www.mouser.es/ProductDetail/Microchip-Technology/MCP6N11-010E-SN/?qs=sGAEpiMZZMsxjDnzDDgGYPCqhVo3A%2FsQ" xlink:type="simple">http://www.mouser.es/ProductDetail/Microchip-Technology/MCP6N11-010E-SN/?qs=sGAEpiMZZMsxjDnzDDgGYPCqhVo3A%2fsQ</text:a> </text:p>
          </table:table-cell>
          <table:table-cell office:value-type="float" office:value="1.26" calcext:value-type="float">
            <text:p>1,2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ery</text:p>
          </table:table-cell>
          <table:table-cell table:number-columns-repeated="2"/>
          <table:table-cell office:value-type="string" calcext:value-type="string">
            <text:p>Any A23 battery (12V), widely available in many store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 table:number-rows-repeated="1048538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__Anonymous_Sheet_DB__0" table:target-range-address="open_rad_detector.A13:open_rad_detector.G3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6.93mm" fo:page-height="210.06mm" style:num-format="1" style:print-orientation="landscape" fo:border="none" fo:padding="0mm" style:shadow="none" style:scale-to="72%" style:writing-mode="lr-tb" style:print="charts drawings grid objects zero-values"/>
      <style:header-style>
        <style:header-footer-properties fo:min-height="7.62mm" fo:margin-left="0mm" fo:margin-right="0mm" fo:margin-bottom="2.54mm"/>
      </style:header-style>
      <style:footer-style>
        <style:header-footer-properties fo:min-height="7.62mm" fo:margin-left="0mm" fo:margin-right="0mm" fo:margin-top="2.54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1">00/00/0000</text:date>, <text:time style:data-style-name="N2" text:time-value="15:47:14.9376756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1T15:47:34.840205856</dc:date>
    <meta:editing-duration>PT1H10M24S</meta:editing-duration>
    <meta:editing-cycles>63</meta:editing-cycles>
    <meta:generator>LibreOffice/5.1.6.2$Linux_X86_64 LibreOffice_project/10m0$Build-2</meta:generator>
    <meta:print-date>2017-10-21T15:48:33.345809855</meta:print-date>
    <meta:document-statistic meta:table-count="1" meta:cell-count="228" meta:object-count="0"/>
  </office:meta>
</office:document-meta>
</file>